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3000001C37BA376C886366E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678cm" fo:min-width="4.63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96cm" fo:min-width="1.1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93cm" fo:min-width="1.6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95cm" fo:min-width="1.9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66cm" fo:min-width="3.122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798cm" fo:min-width="4.326cm"/>
      <style:paragraph-properties style:writing-mode="lr-tb"/>
    </style:style>
    <style:style style:name="gr8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132cm" svg:height="5.928cm" svg:x="13.208cm" svg:y="5.552cm">
            <text:p text:style-name="P1">ESP32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66cm" svg:height="1.046cm" svg:x="21.056cm" svg:y="3.81cm">
            <text:p text:style-name="P1"><text:span text:style-name="T1">Camer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113cm" svg:height="1.743cm" svg:x="20.754cm" svg:y="5.552cm">
            <text:p text:style-name="P1"><text:span text:style-name="T2">BD-loca</text:span>l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15cm" svg:height="1.745cm" svg:x="20.603cm" svg:y="7.993cm">
            <text:p text:style-name="P1"><text:span text:style-name="T3">LED indicad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622cm" svg:height="1.916cm" svg:x="20cm" svg:y="10.784cm">
            <text:p text:style-name="P1"><text:span text:style-name="T1">Sensores Temp,</text:span></text:p>
            <text:p text:style-name="P1"><text:span text:style-name="T1"><text:s/></text:span><text:span text:style-name="T1">CO2</text:span></text:p>
            <text:p text:style-name="P1"><text:span text:style-name="T1">RFID/NFC</text:span></text:p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1.057cm" svg:y1="4.507cm" svg:x2="18.34cm" svg:y2="6.076cm">
            <text:p/>
          </draw:line>
          <draw:line draw:style-name="gr6" draw:text-style-name="P2" draw:layer="layout" svg:x1="20.755cm" svg:y1="6.599cm" svg:x2="18.34cm" svg:y2="7.122cm">
            <text:p/>
          </draw:line>
          <draw:line draw:style-name="gr6" draw:text-style-name="P2" draw:layer="layout" svg:x1="20.604cm" svg:y1="8.865cm" svg:x2="18.34cm" svg:y2="8.342cm">
            <text:p/>
          </draw:line>
          <draw:line draw:style-name="gr6" draw:text-style-name="P2" draw:layer="layout" svg:x1="20cm" svg:y1="11.48cm" svg:x2="18.34cm" svg:y2="10.085cm">
            <text:p/>
          </draw:line>
        </draw:g>
        <draw:custom-shape draw:style-name="gr7" draw:text-style-name="P1" draw:layer="layout" svg:width="4.826cm" svg:height="3.048cm" svg:x="2.286cm" svg:y="2.54cm">
          <text:p text:style-name="P1">BBDD-UPM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112cm" svg:y1="3.81cm" svg:x2="13.208cm" svg:y2="7.112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Escenario Nuevo Usuario</text:p>
          </draw:text-box>
        </draw:frame>
        <draw:frame draw:style-name="gr10" draw:text-style-name="P1" draw:layer="layout" svg:width="17.526cm" svg:height="11.796cm" svg:x="5.334cm" svg:y="2.814cm">
          <draw:image xlink:href="Pictures/1000020100000263000001C37BA376C886366E4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8:27:06.718211467</meta:creation-date>
    <dc:date>2021-11-04T19:22:03.527931830</dc:date>
    <meta:editing-duration>PT18M38S</meta:editing-duration>
    <meta:editing-cycles>5</meta:editing-cycles>
    <meta:document-statistic meta:object-count="39"/>
    <meta:generator>LibreOffice/6.4.7.2$Linux_X86_64 LibreOffice_project/40$Build-2</meta:generator>
  </office:meta>
</office:document-meta>
</file>